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svg:stroke-color="#9966cc"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ashed_20__28_var_29_" svg:stroke-color="#9966cc" draw:fill="solid" draw:fill-color="#6b4794" draw:textarea-vertical-align="middle"/>
    </style:style>
    <style:style style:name="gr6" style:family="graphic" style:parent-style-name="objectwithoutfill">
      <style:graphic-properties draw:stroke="dash" draw:stroke-dash="Fine_20_Dashed_20__28_var_29_" svg:stroke-color="#9966cc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10.5pt" style:font-size-complex="10.5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9pt" style:font-size-asian="10.5pt" style:font-size-complex="10.5pt"/>
    </style:style>
    <style:style style:name="T2" style:family="text">
      <style:text-properties fo:color="#000000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T3" style:family="text">
      <style:text-properties fo:color="#000000" style:text-outline="false" style:text-line-through-style="none" fo:font-family="Consolas" style:font-family-generic="swiss" style:font-pitch="fixed" fo:font-size="9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Consolas" style:font-family-generic="swiss" style:font-pitch="fixed" fo:font-size="10.5pt" fo:font-style="normal" fo:text-shadow="none" style:text-underline-style="none" fo:font-weight="normal" style:letter-kerning="true" style:font-family-asian="Consolas" style:font-family-generic-asian="swiss" style:font-pitch-asian="fixed" style:font-size-asian="10.5pt" style:font-style-asian="normal" style:font-weight-asian="normal" style:font-family-complex="Consolas" style:font-family-generic-complex="swiss" style:font-pitch-complex="fixed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000000" style:text-outline="false" style:text-line-through-style="none" fo:font-family="Consolas" style:font-family-generic="swiss" style:font-pitch="fixed" fo:font-size="9pt" fo:font-style="normal" fo:text-shadow="none" style:text-underline-style="none" fo:font-weight="normal" style:letter-kerning="true" style:font-family-asian="Consolas" style:font-family-generic-asian="swiss" style:font-pitch-asian="fixed" style:font-size-asian="10.5pt" style:font-style-asian="normal" style:font-weight-asian="normal" style:font-family-complex="Consolas" style:font-family-generic-complex="swiss" style:font-pitch-complex="fixed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resenter Session State Transition Diagram" draw:style-name="dp1" draw:master-page-name="Default">
        <draw:custom-shape draw:style-name="gr1" draw:text-style-name="P2" xml:id="id2" draw:id="id2" draw:layer="layout" svg:width="1.779cm" svg:height="1.779cm" svg:x="6.679cm" svg:y="2.119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779cm" svg:height="1.779cm" svg:x="6.679cm" svg:y="5.407cm">
          <text:p text:style-name="P1"><text:span text:style-name="T1">jo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79cm" svg:height="1.779cm" svg:x="6.679cm" svg:y="8.707cm">
          <text:p text:style-name="P1"><text:span text:style-name="T1">joi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779cm" svg:height="1.779cm" svg:x="11.481cm" svg:y="13.701cm">
          <text:p text:style-name="P1"><text:span text:style-name="T1">disc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66cm" svg:height="0.48cm" svg:x="6.335cm" svg:y="4.215cm">
          <text:p text:style-name="P1"><text:span text:style-name="T2">joinSesh</text:span><text:span text:style-name="T1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.466cm" svg:height="0.48cm" svg:x="6.335cm" svg:y="7.509cm">
          <text:p text:style-name="P1"><text:span text:style-name="T3">seshJoin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466cm" svg:height="0.48cm" svg:x="11.137cm" svg:y="12.601cm">
          <text:p text:style-name="P1"><text:span text:style-name="T1">discn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3.521cm" svg:y1="6.302cm" svg:x2="6.939cm" svg:y2="2.379cm" draw:start-shape="id1" draw:start-glue-point="3" draw:end-shape="id2" draw:end-glue-point="5" svg:d="m3521 6302c-898 0-2607-3923 3418-3923" svg:viewBox="0 0 4348 3924">
          <text:p/>
        </draw:connector>
        <draw:custom-shape draw:style-name="gr1" draw:text-style-name="P3" xml:id="id3" draw:id="id3" draw:layer="layout" svg:width="2.466cm" svg:height="0.48cm" svg:x="6.335cm" svg:y="1.121cm">
          <text:p><text:span text:style-name="T4">AudSesh</text:span><text:span text:style-name="T5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568cm" svg:y1="1.601cm" svg:x2="7.568cm" svg:y2="2.119cm" draw:start-shape="id3" draw:start-glue-point="2" draw:end-shape="id2" svg:d="m7568 1601v518" svg:viewBox="0 0 1 519">
          <text:p/>
        </draw:connector>
        <draw:connector draw:style-name="gr2" draw:text-style-name="P1" draw:layer="layout" draw:type="line" svg:x1="7.568cm" svg:y1="4.695cm" svg:x2="7.568cm" svg:y2="5.407cm" draw:start-shape="id4" draw:start-glue-point="2" draw:end-shape="id5" draw:end-glue-point="4" svg:d="m7568 4695v712" svg:viewBox="0 0 1 713">
          <text:p/>
        </draw:connector>
        <draw:connector draw:style-name="gr2" draw:text-style-name="P1" draw:layer="layout" draw:type="line" svg:x1="7.568cm" svg:y1="7.989cm" svg:x2="7.568cm" svg:y2="8.707cm" draw:start-shape="id6" draw:start-glue-point="2" draw:end-shape="id7" draw:end-glue-point="4" svg:d="m7568 7989v718" svg:viewBox="0 0 1 719">
          <text:p/>
        </draw:connector>
        <draw:connector draw:style-name="gr3" draw:text-style-name="P1" draw:layer="layout" draw:type="line" svg:x1="12.37cm" svg:y1="13.081cm" svg:x2="12.37cm" svg:y2="13.701cm" draw:start-shape="id8" draw:start-glue-point="2" draw:end-shape="id9" draw:end-glue-point="4" svg:d="m12370 13081v620" svg:viewBox="0 0 1 621">
          <text:p/>
        </draw:connector>
        <draw:connector draw:style-name="gr4" draw:text-style-name="P1" draw:layer="layout" draw:type="line" svg:x1="7.568cm" svg:y1="3.898cm" svg:x2="7.568cm" svg:y2="4.215cm" draw:start-shape="id2" draw:start-glue-point="8" draw:end-shape="id4" draw:end-glue-point="0" svg:d="m7568 3898v317" svg:viewBox="0 0 1 318">
          <text:p/>
        </draw:connector>
        <draw:connector draw:style-name="gr4" draw:text-style-name="P1" draw:layer="layout" draw:type="line" svg:x1="7.568cm" svg:y1="7.186cm" svg:x2="7.568cm" svg:y2="7.509cm" draw:start-shape="id5" draw:start-glue-point="8" draw:end-shape="id6" draw:end-glue-point="0" svg:d="m7568 7186v323" svg:viewBox="0 0 1 324">
          <text:p/>
        </draw:connector>
        <draw:custom-shape draw:style-name="gr1" draw:text-style-name="P2" xml:id="id11" draw:id="id11" draw:layer="layout" svg:width="1.779cm" svg:height="1.779cm" svg:x="6.679cm" svg:y="11.901cm">
          <text:p text:style-name="P1"><text:span text:style-name="T1">lv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79cm" svg:height="1.779cm" svg:x="8.881cm" svg:y="14.501cm">
          <text:p text:style-name="P1"><text:span text:style-name="T1">cl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466cm" svg:height="0.48cm" svg:x="3.521cm" svg:y="6.062cm">
          <text:p><text:span text:style-name="T6">joinFailed</text:span><text:span text:style-name="T1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679cm" svg:y1="6.296cm" svg:x2="5.987cm" svg:y2="6.302cm" draw:start-shape="id5" draw:start-glue-point="6" draw:end-shape="id1" draw:end-glue-point="1" svg:d="m6679 6296c-463 0-118 6-692 6" svg:viewBox="0 0 693 7">
          <text:p/>
        </draw:connector>
        <draw:custom-shape draw:style-name="gr1" draw:text-style-name="P2" xml:id="id10" draw:id="id10" draw:layer="layout" svg:width="2.466cm" svg:height="0.48cm" svg:x="6.335cm" svg:y="10.803cm">
          <text:p text:style-name="P1"><text:span text:style-name="T3">lv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568cm" svg:y1="11.283cm" svg:x2="7.568cm" svg:y2="11.901cm" draw:start-shape="id10" draw:start-glue-point="2" draw:end-shape="id11" draw:end-glue-point="4" svg:d="m7568 11283v618" svg:viewBox="0 0 1 619">
          <text:p/>
        </draw:connector>
        <draw:connector draw:style-name="gr4" draw:text-style-name="P1" draw:layer="layout" draw:type="line" svg:x1="7.568cm" svg:y1="10.486cm" svg:x2="7.568cm" svg:y2="10.803cm" draw:start-shape="id7" draw:start-glue-point="8" draw:end-shape="id10" draw:end-glue-point="0" svg:d="m7568 10486v317" svg:viewBox="0 0 1 318">
          <text:p/>
        </draw:connector>
        <draw:custom-shape draw:style-name="gr1" draw:text-style-name="P2" xml:id="id13" draw:id="id13" draw:layer="layout" svg:width="2.466cm" svg:height="0.48cm" svg:x="3.521cm" svg:y="12.821cm">
          <text:p text:style-name="P1"><text:span text:style-name="T3">lvFail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2.466cm" svg:height="0.48cm" svg:x="3.521cm" svg:y="12.301cm">
          <text:p text:style-name="P1"><text:span text:style-name="T1">lf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679cm" svg:y1="12.79cm" svg:x2="5.987cm" svg:y2="12.541cm" draw:start-shape="id11" draw:start-glue-point="6" draw:end-shape="id12" draw:end-glue-point="1" svg:d="m6679 12790c-519 0-173-249-692-249" svg:viewBox="0 0 693 250">
          <text:p/>
        </draw:connector>
        <draw:connector draw:style-name="gr2" draw:text-style-name="P1" draw:layer="layout" draw:type="curve" svg:x1="3.521cm" svg:y1="12.541cm" svg:x2="6.939cm" svg:y2="2.379cm" draw:start-shape="id12" draw:start-glue-point="3" draw:end-shape="id2" draw:end-glue-point="5" svg:d="m3521 12541c-751 0-2460-10162 3418-10162" svg:viewBox="0 0 4240 10163">
          <text:p/>
        </draw:connector>
        <draw:connector draw:style-name="gr2" draw:text-style-name="P1" draw:layer="layout" draw:type="curve" svg:x1="3.521cm" svg:y1="13.061cm" svg:x2="6.939cm" svg:y2="2.379cm" draw:start-shape="id13" draw:start-glue-point="3" draw:end-shape="id2" draw:end-glue-point="5" svg:d="m3521 13061c-751 0-2460-10682 3418-10682" svg:viewBox="0 0 4240 10683">
          <text:p/>
        </draw:connector>
        <draw:connector draw:style-name="gr4" draw:text-style-name="P1" draw:layer="layout" draw:type="curve" svg:x1="6.679cm" svg:y1="12.79cm" svg:x2="5.987cm" svg:y2="13.061cm" draw:start-shape="id11" draw:start-glue-point="6" draw:end-shape="id13" draw:end-glue-point="1" svg:d="m6679 12790c-519 0-173 271-692 271" svg:viewBox="0 0 693 272">
          <text:p/>
        </draw:connector>
        <draw:custom-shape draw:style-name="gr1" draw:text-style-name="P2" xml:id="id14" draw:id="id14" draw:layer="layout" svg:width="2.466cm" svg:height="0.48cm" svg:x="8.537cm" svg:y="13.421cm">
          <text:p text:style-name="P1"><text:span text:style-name="T1">chnlCls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8.458cm" svg:y1="6.296cm" svg:x2="9.77cm" svg:y2="13.421cm" draw:start-shape="id5" draw:start-glue-point="10" draw:end-shape="id14" draw:end-glue-point="0" svg:d="m8458 6296c875 0 1312 2375 1312 7125" svg:viewBox="0 0 1313 7126">
          <text:p/>
        </draw:connector>
        <draw:connector draw:style-name="gr4" draw:text-style-name="P1" draw:layer="layout" draw:type="curve" svg:x1="8.458cm" svg:y1="9.596cm" svg:x2="9.77cm" svg:y2="13.421cm" draw:start-shape="id7" draw:start-glue-point="10" draw:end-shape="id14" draw:end-glue-point="0" svg:d="m8458 9596c875 0 1312 1275 1312 3825" svg:viewBox="0 0 1313 3826">
          <text:p/>
        </draw:connector>
        <draw:connector draw:style-name="gr4" draw:text-style-name="P1" draw:layer="layout" draw:type="curve" svg:x1="8.458cm" svg:y1="12.79cm" svg:x2="9.77cm" svg:y2="13.421cm" draw:start-shape="id11" draw:start-glue-point="10" draw:end-shape="id14" draw:end-glue-point="0" svg:d="m8458 12790c875 0 1312 210 1312 631" svg:viewBox="0 0 1313 632">
          <text:p/>
        </draw:connector>
        <draw:connector draw:style-name="gr2" draw:text-style-name="P1" draw:layer="layout" draw:type="line" svg:x1="9.77cm" svg:y1="13.901cm" svg:x2="9.77cm" svg:y2="14.501cm" draw:start-shape="id14" draw:start-glue-point="2" draw:end-shape="id15" draw:end-glue-point="4" svg:d="m9770 13901v600" svg:viewBox="0 0 1 601">
          <text:p/>
        </draw:connector>
        <draw:connector draw:style-name="gr5" draw:text-style-name="P1" draw:layer="layout" draw:type="curve" svg:x1="8.458cm" svg:y1="6.296cm" svg:x2="12.37cm" svg:y2="12.601cm" draw:start-shape="id5" draw:start-glue-point="10" draw:end-shape="id8" draw:end-glue-point="0" svg:d="m8458 6296c2608 0 3912 2101 3912 6305" svg:viewBox="0 0 3913 6306">
          <text:p/>
        </draw:connector>
        <draw:connector draw:style-name="gr5" draw:text-style-name="P1" draw:layer="layout" draw:type="curve" svg:x1="8.458cm" svg:y1="9.596cm" svg:x2="12.37cm" svg:y2="12.601cm" draw:start-shape="id7" draw:start-glue-point="10" draw:end-shape="id8" draw:end-glue-point="0" svg:d="m8458 9596c2608 0 3912 1001 3912 3005" svg:viewBox="0 0 3913 3006">
          <text:p/>
        </draw:connector>
        <draw:connector draw:style-name="gr6" draw:text-style-name="P1" draw:layer="layout" draw:type="curve" svg:x1="8.458cm" svg:y1="12.79cm" svg:x2="12.37cm" svg:y2="12.601cm" draw:start-shape="id11" draw:start-glue-point="10" draw:end-shape="id8" draw:end-glue-point="0" svg:d="m8458 12790c2010 0 1675-345 2150-580s1762-360 1762 391" svg:viewBox="0 0 3913 762">
          <text:p/>
        </draw:connector>
      </draw:page>
      <draw:page draw:name="Presenter Channel State Transition Diagram" draw:style-name="dp1" draw:master-page-name="Default">
        <draw:custom-shape draw:style-name="gr1" draw:text-style-name="P2" xml:id="id17" draw:id="id17" draw:layer="layout" svg:width="1.779cm" svg:height="1.779cm" svg:x="6.142cm" svg:y="2.118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1.779cm" svg:height="1.779cm" svg:x="6.142cm" svg:y="5.406cm">
          <text:p text:style-name="P1"><text:span text:style-name="T1">jo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1.779cm" svg:height="1.779cm" svg:x="6.142cm" svg:y="8.706cm">
          <text:p text:style-name="P1"><text:span text:style-name="T1">joi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1.779cm" svg:height="1.779cm" svg:x="10.944cm" svg:y="13.7cm">
          <text:p text:style-name="P1"><text:span text:style-name="T1">disc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2.466cm" svg:height="0.48cm" svg:x="5.798cm" svg:y="4.214cm">
          <text:p><text:span text:style-name="T1">chnlJoining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1" draw:id="id21" draw:layer="layout" svg:width="2.466cm" svg:height="0.48cm" svg:x="5.798cm" svg:y="7.508cm">
          <text:p><text:span text:style-name="T3">chnlJoin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466cm" svg:height="0.48cm" svg:x="12cm" svg:y="4.2cm">
          <text:p><text:span text:style-name="T6">chnlRjcting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5" draw:id="id25" draw:layer="layout" svg:width="2.466cm" svg:height="0.48cm" svg:x="10.6cm" svg:y="12.6cm">
          <text:p text:style-name="P1"><text:span text:style-name="T1">discn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0.656cm" svg:x1="2.992cm" svg:y1="6.101cm" svg:x2="6.402cm" svg:y2="2.378cm" draw:start-shape="id16" draw:start-glue-point="3" draw:end-shape="id17" draw:end-glue-point="5" svg:d="m2992 6101c232 0-1472-3723 3410-3723" svg:viewBox="0 0 3518 3724">
          <text:p/>
        </draw:connector>
        <draw:custom-shape draw:style-name="gr1" draw:text-style-name="P2" xml:id="id24" draw:id="id24" draw:layer="layout" svg:width="1.779cm" svg:height="1.779cm" svg:x="12.344cm" svg:y="5.406cm">
          <text:p text:style-name="P1"><text:span text:style-name="T1">rjc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8" draw:id="id18" draw:layer="layout" svg:width="2.466cm" svg:height="0.48cm" svg:x="5.798cm" svg:y="1.12cm">
          <text:p><text:span text:style-name="T4">AudChnl</text:span><text:span text:style-name="T5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031cm" svg:y1="1.6cm" svg:x2="7.031cm" svg:y2="2.118cm" draw:start-shape="id18" draw:start-glue-point="2" draw:end-shape="id17" svg:d="m7031 1600v518" svg:viewBox="0 0 1 519">
          <text:p/>
        </draw:connector>
        <draw:connector draw:style-name="gr2" draw:text-style-name="P1" draw:layer="layout" draw:type="line" svg:x1="7.031cm" svg:y1="4.694cm" svg:x2="7.031cm" svg:y2="5.406cm" draw:start-shape="id19" draw:start-glue-point="2" draw:end-shape="id20" draw:end-glue-point="4" svg:d="m7031 4694v712" svg:viewBox="0 0 1 713">
          <text:p/>
        </draw:connector>
        <draw:connector draw:style-name="gr2" draw:text-style-name="P1" draw:layer="layout" draw:type="line" svg:x1="7.031cm" svg:y1="7.988cm" svg:x2="7.031cm" svg:y2="8.706cm" draw:start-shape="id21" draw:start-glue-point="2" draw:end-shape="id22" draw:end-glue-point="4" svg:d="m7031 7988v718" svg:viewBox="0 0 1 719">
          <text:p/>
        </draw:connector>
        <draw:connector draw:style-name="gr2" draw:text-style-name="P1" draw:layer="layout" draw:type="line" svg:x1="13.233cm" svg:y1="4.68cm" svg:x2="13.233cm" svg:y2="5.406cm" draw:start-shape="id23" draw:start-glue-point="2" draw:end-shape="id24" draw:end-glue-point="4" svg:d="m13233 4680v726" svg:viewBox="0 0 1 727">
          <text:p/>
        </draw:connector>
        <draw:connector draw:style-name="gr3" draw:text-style-name="P1" draw:layer="layout" draw:type="line" svg:x1="11.833cm" svg:y1="13.08cm" svg:x2="11.833cm" svg:y2="13.7cm" draw:start-shape="id25" draw:start-glue-point="2" draw:end-shape="id26" draw:end-glue-point="4" svg:d="m11833 13080v620" svg:viewBox="0 0 1 621">
          <text:p/>
        </draw:connector>
        <draw:connector draw:style-name="gr4" draw:text-style-name="P1" draw:layer="layout" draw:type="line" svg:x1="7.031cm" svg:y1="3.897cm" svg:x2="7.031cm" svg:y2="4.214cm" draw:start-shape="id17" draw:start-glue-point="8" draw:end-shape="id19" draw:end-glue-point="0" svg:d="m7031 3897v317" svg:viewBox="0 0 1 318">
          <text:p/>
        </draw:connector>
        <draw:connector draw:style-name="gr4" draw:text-style-name="P1" draw:layer="layout" draw:type="line" svg:x1="7.031cm" svg:y1="7.185cm" svg:x2="7.031cm" svg:y2="7.508cm" draw:start-shape="id20" draw:start-glue-point="8" draw:end-shape="id21" draw:end-glue-point="0" svg:d="m7031 7185v323" svg:viewBox="0 0 1 324">
          <text:p/>
        </draw:connector>
        <draw:connector draw:style-name="gr4" draw:text-style-name="P1" draw:layer="layout" draw:type="line" svg:x1="7.031cm" svg:y1="3.897cm" svg:x2="13.233cm" svg:y2="4.2cm" draw:start-shape="id17" draw:start-glue-point="8" draw:end-shape="id23" draw:end-glue-point="0" svg:d="m7031 3897 6202 303" svg:viewBox="0 0 6203 304">
          <text:p/>
        </draw:connector>
        <draw:custom-shape draw:style-name="gr1" draw:text-style-name="P2" xml:id="id29" draw:id="id29" draw:layer="layout" svg:width="1.779cm" svg:height="1.779cm" svg:x="6.142cm" svg:y="11.9cm">
          <text:p text:style-name="P1"><text:span text:style-name="T1">lv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1.779cm" svg:height="1.779cm" svg:x="8.344cm" svg:y="14.5cm">
          <text:p text:style-name="P1"><text:span text:style-name="T1">cl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2.466cm" svg:height="0.48cm" svg:x="14.679cm" svg:y="6.3cm">
          <text:p><text:span text:style-name="T3">chnlRjct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466cm" svg:height="0.48cm" svg:x="2.992cm" svg:y="5.861cm">
          <text:p><text:span text:style-name="T1">chnlJoinFail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142cm" svg:y1="6.295cm" svg:x2="5.458cm" svg:y2="6.101cm" draw:start-shape="id20" draw:start-glue-point="6" draw:end-shape="id16" draw:end-glue-point="1" svg:d="m6142 6295c-513 0-171-194-684-194" svg:viewBox="0 0 685 195">
          <text:p/>
        </draw:connector>
        <draw:connector draw:style-name="gr2" draw:text-style-name="P1" draw:layer="layout" draw:type="curve" draw:line-skew="-0.916cm" svg:x1="17.145cm" svg:y1="6.04cm" svg:x2="7.661cm" svg:y2="2.378cm" draw:start-shape="id27" draw:start-glue-point="1" draw:end-shape="id17" draw:end-glue-point="11" svg:d="m17145 6040c-621 0 4121-3662-9484-3662" svg:viewBox="0 0 9799 3663">
          <text:p/>
        </draw:connector>
        <draw:custom-shape draw:style-name="gr1" draw:text-style-name="P2" xml:id="id27" draw:id="id27" draw:layer="layout" svg:width="2.466cm" svg:height="0.48cm" svg:x="14.679cm" svg:y="5.8cm">
          <text:p><text:span text:style-name="T1">chnlRjctFail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4.123cm" svg:y1="6.295cm" svg:x2="14.679cm" svg:y2="6.04cm" draw:start-shape="id24" draw:start-glue-point="10" draw:end-shape="id27" draw:end-glue-point="3" svg:d="m14123 6295c417 0 139-255 556-255" svg:viewBox="0 0 557 256">
          <text:p/>
        </draw:connector>
        <draw:custom-shape draw:style-name="gr1" draw:text-style-name="P2" xml:id="id28" draw:id="id28" draw:layer="layout" svg:width="2.466cm" svg:height="0.48cm" svg:x="5.798cm" svg:y="10.802cm">
          <text:p text:style-name="P1"><text:span text:style-name="T3">lvChn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031cm" svg:y1="11.282cm" svg:x2="7.031cm" svg:y2="11.9cm" draw:start-shape="id28" draw:start-glue-point="2" draw:end-shape="id29" draw:end-glue-point="4" svg:d="m7031 11282v618" svg:viewBox="0 0 1 619">
          <text:p/>
        </draw:connector>
        <draw:connector draw:style-name="gr4" draw:text-style-name="P1" draw:layer="layout" draw:type="line" svg:x1="7.031cm" svg:y1="10.485cm" svg:x2="7.031cm" svg:y2="10.802cm" draw:start-shape="id22" draw:start-glue-point="8" draw:end-shape="id28" draw:end-glue-point="0" svg:d="m7031 10485v317" svg:viewBox="0 0 1 318">
          <text:p/>
        </draw:connector>
        <draw:custom-shape draw:style-name="gr1" draw:text-style-name="P2" xml:id="id32" draw:id="id32" draw:layer="layout" svg:width="2.466cm" svg:height="0.48cm" svg:x="2.992cm" svg:y="12.82cm">
          <text:p text:style-name="P1"><text:span text:style-name="T3">chnlLf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2.466cm" svg:height="0.48cm" svg:x="2.992cm" svg:y="12.3cm">
          <text:p><text:span text:style-name="T1">chnlLvFail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142cm" svg:y1="12.789cm" svg:x2="5.458cm" svg:y2="12.54cm" draw:start-shape="id29" draw:start-glue-point="6" draw:end-shape="id30" draw:end-glue-point="1" svg:d="m6142 12789c-513 0-171-249-684-249" svg:viewBox="0 0 685 250">
          <text:p/>
        </draw:connector>
        <draw:connector draw:style-name="gr2" draw:text-style-name="P1" draw:layer="layout" draw:type="curve" draw:line-skew="-1.016cm" svg:x1="2.992cm" svg:y1="12.54cm" svg:x2="6.402cm" svg:y2="2.378cm" draw:start-shape="id30" draw:start-glue-point="3" draw:end-shape="id17" draw:end-glue-point="5" svg:d="m2992 12540c-2275 0-3980-10162 3410-10162" svg:viewBox="0 0 5359 10163">
          <text:p/>
        </draw:connector>
        <draw:connector draw:style-name="gr4" draw:text-style-name="P1" draw:layer="layout" draw:type="curve" svg:x1="14.123cm" svg:y1="6.295cm" svg:x2="14.679cm" svg:y2="6.54cm" draw:start-shape="id24" draw:start-glue-point="10" draw:end-shape="id31" draw:end-glue-point="3" svg:d="m14123 6295c417 0 139 245 556 245" svg:viewBox="0 0 557 246">
          <text:p/>
        </draw:connector>
        <draw:connector draw:style-name="gr2" draw:text-style-name="P1" draw:layer="layout" draw:type="curve" draw:line-skew="-0.544cm" svg:x1="17.145cm" svg:y1="6.54cm" svg:x2="7.661cm" svg:y2="2.378cm" draw:start-shape="id31" draw:start-glue-point="1" draw:end-shape="id17" draw:end-glue-point="11" svg:d="m17145 6540c-63 0 4679-4162-9484-4162" svg:viewBox="0 0 10198 4163">
          <text:p/>
        </draw:connector>
        <draw:connector draw:style-name="gr2" draw:text-style-name="P1" draw:layer="layout" draw:type="curve" draw:line-skew="-0.995cm" svg:x1="2.992cm" svg:y1="13.06cm" svg:x2="6.402cm" svg:y2="2.378cm" draw:start-shape="id32" draw:start-glue-point="3" draw:end-shape="id17" draw:end-glue-point="5" svg:d="m2992 13060c-2244 0-3949-10682 3410-10682" svg:viewBox="0 0 5336 10683">
          <text:p/>
        </draw:connector>
        <draw:connector draw:style-name="gr4" draw:text-style-name="P1" draw:layer="layout" draw:type="curve" svg:x1="6.142cm" svg:y1="12.789cm" svg:x2="5.458cm" svg:y2="13.06cm" draw:start-shape="id29" draw:start-glue-point="6" draw:end-shape="id32" draw:end-glue-point="1" svg:d="m6142 12789c-513 0-171 271-684 271" svg:viewBox="0 0 685 272">
          <text:p/>
        </draw:connector>
        <draw:custom-shape draw:style-name="gr1" draw:text-style-name="P2" xml:id="id33" draw:id="id33" draw:layer="layout" svg:width="2.466cm" svg:height="0.48cm" svg:x="8cm" svg:y="13.42cm">
          <text:p text:style-name="P1"><text:span text:style-name="T1">chnlCls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7.921cm" svg:y1="3.007cm" svg:x2="9.233cm" svg:y2="13.42cm" draw:start-shape="id17" draw:start-glue-point="10" draw:end-shape="id33" draw:end-glue-point="0" svg:d="m7921 3007c875 0 1312 3471 1312 10413" svg:viewBox="0 0 1313 10414">
          <text:p/>
        </draw:connector>
        <draw:connector draw:style-name="gr4" draw:text-style-name="P1" draw:layer="layout" draw:type="curve" svg:x1="7.921cm" svg:y1="6.295cm" svg:x2="9.233cm" svg:y2="13.42cm" draw:start-shape="id20" draw:start-glue-point="10" draw:end-shape="id33" draw:end-glue-point="0" svg:d="m7921 6295c875 0 1312 2375 1312 7125" svg:viewBox="0 0 1313 7126">
          <text:p/>
        </draw:connector>
        <draw:connector draw:style-name="gr4" draw:text-style-name="P1" draw:layer="layout" draw:type="curve" svg:x1="7.921cm" svg:y1="9.595cm" svg:x2="9.233cm" svg:y2="13.42cm" draw:start-shape="id22" draw:start-glue-point="10" draw:end-shape="id33" draw:end-glue-point="0" svg:d="m7921 9595c875 0 1312 1275 1312 3825" svg:viewBox="0 0 1313 3826">
          <text:p/>
        </draw:connector>
        <draw:connector draw:style-name="gr4" draw:text-style-name="P1" draw:layer="layout" draw:type="curve" svg:x1="7.921cm" svg:y1="12.789cm" svg:x2="9.233cm" svg:y2="13.42cm" draw:start-shape="id29" draw:start-glue-point="10" draw:end-shape="id33" draw:end-glue-point="0" svg:d="m7921 12789c875 0 1312 210 1312 631" svg:viewBox="0 0 1313 632">
          <text:p/>
        </draw:connector>
        <draw:connector draw:style-name="gr4" draw:text-style-name="P1" draw:layer="layout" draw:type="curve" svg:x1="12.344cm" svg:y1="6.295cm" svg:x2="9.233cm" svg:y2="13.42cm" draw:start-shape="id24" draw:start-glue-point="6" draw:end-shape="id33" draw:end-glue-point="0" svg:d="m12344 6295c-2074 0-3111 2375-3111 7125" svg:viewBox="0 0 3112 7126">
          <text:p/>
        </draw:connector>
        <draw:connector draw:style-name="gr2" draw:text-style-name="P1" draw:layer="layout" draw:type="line" svg:x1="9.233cm" svg:y1="13.9cm" svg:x2="9.233cm" svg:y2="14.5cm" draw:start-shape="id33" draw:start-glue-point="2" draw:end-shape="id34" draw:end-glue-point="4" svg:d="m9233 13900v600" svg:viewBox="0 0 1 601">
          <text:p/>
        </draw:connector>
        <draw:connector draw:style-name="gr5" draw:text-style-name="P1" draw:layer="layout" draw:type="curve" svg:x1="12.344cm" svg:y1="6.295cm" svg:x2="11.833cm" svg:y2="12.6cm" draw:start-shape="id24" draw:start-glue-point="6" draw:end-shape="id25" draw:end-glue-point="0" svg:d="m12344 6295c-341 0-511 2101-511 6305" svg:viewBox="0 0 512 6306">
          <text:p/>
        </draw:connector>
        <draw:connector draw:style-name="gr5" draw:text-style-name="P1" draw:layer="layout" draw:type="curve" svg:x1="7.921cm" svg:y1="3.007cm" svg:x2="11.833cm" svg:y2="12.6cm" draw:start-shape="id17" draw:start-glue-point="10" draw:end-shape="id25" draw:end-glue-point="0" svg:d="m7921 3007c2608 0 3912 3197 3912 9593" svg:viewBox="0 0 3913 9594">
          <text:p/>
        </draw:connector>
        <draw:connector draw:style-name="gr5" draw:text-style-name="P1" draw:layer="layout" draw:type="curve" svg:x1="7.921cm" svg:y1="6.295cm" svg:x2="11.833cm" svg:y2="12.6cm" draw:start-shape="id20" draw:start-glue-point="10" draw:end-shape="id25" draw:end-glue-point="0" svg:d="m7921 6295c2608 0 3912 2101 3912 6305" svg:viewBox="0 0 3913 6306">
          <text:p/>
        </draw:connector>
        <draw:connector draw:style-name="gr5" draw:text-style-name="P1" draw:layer="layout" draw:type="curve" svg:x1="7.921cm" svg:y1="9.595cm" svg:x2="11.833cm" svg:y2="12.6cm" draw:start-shape="id22" draw:start-glue-point="10" draw:end-shape="id25" draw:end-glue-point="0" svg:d="m7921 9595c2608 0 3912 1001 3912 3005" svg:viewBox="0 0 3913 3006">
          <text:p/>
        </draw:connector>
        <draw:connector draw:style-name="gr6" draw:text-style-name="P1" draw:layer="layout" draw:type="curve" svg:x1="7.921cm" svg:y1="12.789cm" svg:x2="11.833cm" svg:y2="12.6cm" draw:start-shape="id29" draw:start-glue-point="10" draw:end-shape="id25" draw:end-glue-point="0" svg:d="m7921 12789c2010 0 1675-345 2150-580s1762-360 1762 391" svg:viewBox="0 0 3913 762">
          <text:p/>
        </draw:connector>
        <draw:custom-shape draw:style-name="gr1" draw:text-style-name="P2" xml:id="id39" draw:id="id39" draw:layer="layout" svg:width="2.466cm" svg:height="0.48cm" svg:x="2.992cm" svg:y="11.8cm">
          <text:p text:style-name="P1"><text:span text:style-name="T1">seshLving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7" draw:id="id37" draw:layer="layout" svg:width="2.466cm" svg:height="0.48cm" svg:x="2.992cm" svg:y="9.3cm">
          <text:p text:style-name="P1"><text:span text:style-name="T1">seshLving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5" draw:id="id35" draw:layer="layout" svg:width="2.466cm" svg:height="0.48cm" svg:x="2.992cm" svg:y="6.3cm">
          <text:p text:style-name="P1"><text:span text:style-name="T1">seshLving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6" draw:id="id36" draw:layer="layout" svg:width="2.466cm" svg:height="0.48cm" svg:x="3.8cm" svg:y="3.62cm">
          <text:p text:style-name="P1"><text:span text:style-name="T1">seshLving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0" draw:id="id40" draw:layer="layout" svg:width="2.466cm" svg:height="0.48cm" svg:x="14.679cm" svg:y="6.8cm">
          <text:p text:style-name="P1"><text:span text:style-name="T1">seshLving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5.458cm" svg:y1="6.54cm" svg:x2="6.142cm" svg:y2="6.295cm" draw:start-shape="id35" draw:start-glue-point="1" draw:end-shape="id20" draw:end-glue-point="6" svg:d="m5458 6540c513 0 171-245 684-245" svg:viewBox="0 0 685 246">
          <text:p/>
        </draw:connector>
        <draw:connector draw:style-name="gr2" draw:text-style-name="P1" xml:id="id38" draw:id="id38" draw:layer="layout" draw:type="curve" draw:line-skew="0.512cm" svg:x1="2.992cm" svg:y1="6.54cm" svg:x2="6.403cm" svg:y2="2.379cm" draw:start-shape="id35" draw:start-glue-point="3" svg:d="m2992 6540c16 0-1689-4161 3411-4161" svg:viewBox="0 0 3673 4162">
          <text:p/>
        </draw:connector>
        <draw:connector draw:style-name="gr4" draw:text-style-name="P1" draw:layer="layout" draw:type="line" svg:x1="6.266cm" svg:y1="3.86cm" svg:x2="6.402cm" svg:y2="3.637cm" draw:start-shape="id36" draw:start-glue-point="1" draw:end-shape="id17" draw:end-glue-point="7" svg:d="m6266 3860 136-223" svg:viewBox="0 0 137 224">
          <text:p/>
        </draw:connector>
        <draw:connector draw:style-name="gr2" draw:text-style-name="P1" draw:layer="layout" draw:type="curve" svg:x1="5.033cm" svg:y1="3.62cm" svg:x2="6.142cm" svg:y2="3.007cm" draw:start-shape="id36" draw:start-glue-point="0" draw:end-shape="id17" draw:end-glue-point="6" svg:d="m5033 3620c0-409 369-613 1109-613" svg:viewBox="0 0 1110 614">
          <text:p/>
        </draw:connector>
        <draw:connector draw:style-name="gr2" draw:text-style-name="P1" draw:layer="layout" draw:type="curve" draw:line-skew="-0.244cm" svg:x1="2.992cm" svg:y1="9.54cm" svg:x2="6.403cm" svg:y2="2.379cm" draw:start-shape="id37" draw:start-glue-point="3" draw:end-shape="id38" draw:end-glue-point="3" svg:d="m2992 9540c-1509 0-1257-3900-28-5929s3439-2189 3439-1232" svg:viewBox="0 0 4454 7728">
          <text:p/>
        </draw:connector>
        <draw:connector draw:style-name="gr2" draw:text-style-name="P1" draw:layer="layout" draw:type="curve" draw:line-skew="-0.944cm" svg:x1="2.992cm" svg:y1="12.04cm" svg:x2="6.403cm" svg:y2="2.379cm" draw:start-shape="id39" draw:start-glue-point="3" draw:end-shape="id38" draw:end-glue-point="3" svg:d="m2992 12040c-2559 0-2132-5150-640-7804s4051-2814 4051-1857" svg:viewBox="0 0 5252 10197">
          <text:p/>
        </draw:connector>
        <draw:connector draw:style-name="gr4" draw:text-style-name="P1" draw:layer="layout" draw:type="curve" svg:x1="6.142cm" svg:y1="9.595cm" svg:x2="5.458cm" svg:y2="9.54cm" draw:start-shape="id22" draw:start-glue-point="6" draw:end-shape="id37" draw:end-glue-point="1" svg:d="m6142 9595c-513 0-171-55-684-55" svg:viewBox="0 0 685 56">
          <text:p/>
        </draw:connector>
        <draw:connector draw:style-name="gr4" draw:text-style-name="P1" draw:layer="layout" draw:type="curve" svg:x1="6.142cm" svg:y1="12.789cm" svg:x2="5.458cm" svg:y2="12.04cm" draw:start-shape="id29" draw:start-glue-point="6" draw:end-shape="id39" draw:end-glue-point="1" svg:d="m6142 12789c-513 0-171-749-684-749" svg:viewBox="0 0 685 750">
          <text:p/>
        </draw:connector>
        <draw:connector draw:style-name="gr4" draw:text-style-name="P1" draw:layer="layout" draw:type="curve" svg:x1="14.123cm" svg:y1="6.295cm" svg:x2="14.679cm" svg:y2="7.04cm" draw:start-shape="id24" draw:start-glue-point="10" draw:end-shape="id40" draw:end-glue-point="3" svg:d="m14123 6295c417 0 139 745 556 745" svg:viewBox="0 0 557 746">
          <text:p/>
        </draw:connector>
        <draw:connector draw:style-name="gr2" draw:text-style-name="P1" draw:layer="layout" draw:type="curve" draw:line-skew="-0.469cm" svg:x1="17.145cm" svg:y1="7.04cm" svg:x2="7.661cm" svg:y2="2.378cm" draw:start-shape="id40" draw:start-glue-point="1" draw:end-shape="id17" draw:end-glue-point="11" svg:d="m17145 7040c49 0 4791-4662-9484-4662" svg:viewBox="0 0 10279 46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Presenter Session State Transition Diagram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8T07:38:29.88</meta:creation-date>
    <dc:date>2013-05-24T15:18:11.79</dc:date>
    <meta:editing-duration>PT2H12M46S</meta:editing-duration>
    <meta:editing-cycles>37</meta:editing-cycles>
    <meta:generator>LibreOffice/4.0.0.3$Windows_x86 LibreOffice_project/7545bee9c2a0782548772a21bc84a9dcc583b89</meta:generator>
    <meta:document-statistic meta:object-count="101"/>
  </office:meta>
</office:document-meta>
</file>